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paragraph-rsid="001bdb0c" style:font-weight-asian="bold" style:font-weight-complex="bold"/>
    </style:style>
    <style:style style:name="P2" style:family="paragraph" style:parent-style-name="Text_20_body">
      <style:text-properties officeooo:paragraph-rsid="0020959f"/>
    </style:style>
    <style:style style:name="P3" style:family="paragraph" style:parent-style-name="Text_20_body">
      <style:text-properties officeooo:paragraph-rsid="001bdb0c"/>
    </style:style>
    <style:style style:name="P4" style:family="paragraph" style:parent-style-name="Text_20_body">
      <style:text-properties officeooo:paragraph-rsid="002096c4"/>
    </style:style>
    <style:style style:name="P5" style:family="paragraph" style:parent-style-name="Text_20_body">
      <style:text-properties officeooo:paragraph-rsid="0021b6f5"/>
    </style:style>
    <style:style style:name="P6" style:family="paragraph" style:parent-style-name="Text_20_body">
      <style:text-properties fo:font-style="normal" fo:font-weight="bold" officeooo:paragraph-rsid="0020959f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officeooo:paragraph-rsid="0029cf59"/>
    </style:style>
    <style:style style:name="P8" style:family="paragraph" style:parent-style-name="Text_20_body">
      <style:text-properties officeooo:paragraph-rsid="0029fb8f"/>
    </style:style>
    <style:style style:name="P9" style:family="paragraph" style:parent-style-name="Text_20_body">
      <style:text-properties officeooo:paragraph-rsid="001d150e"/>
    </style:style>
    <style:style style:name="P10" style:family="paragraph" style:parent-style-name="Text_20_body">
      <style:text-properties officeooo:paragraph-rsid="002c366c"/>
    </style:style>
    <style:style style:name="P11" style:family="paragraph" style:parent-style-name="Text_20_body">
      <style:text-properties fo:font-weight="normal" officeooo:rsid="002f690a" officeooo:paragraph-rsid="002f690a" style:font-weight-asian="normal" style:font-weight-complex="normal"/>
    </style:style>
    <style:style style:name="P12" style:family="paragraph" style:parent-style-name="Text_20_body">
      <style:text-properties fo:font-style="italic" fo:font-weight="normal" officeooo:rsid="002f690a" officeooo:paragraph-rsid="002f690a" style:font-style-asian="italic" style:font-weight-asian="normal" style:font-style-complex="italic" style:font-weight-complex="normal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20959f"/>
    </style:style>
    <style:style style:name="P15" style:family="paragraph" style:parent-style-name="Text_20_body" style:list-style-name="L1">
      <style:text-properties officeooo:paragraph-rsid="00222133"/>
    </style:style>
    <style:style style:name="P16" style:family="paragraph" style:parent-style-name="Text_20_body" style:list-style-name="L2">
      <style:text-properties officeooo:paragraph-rsid="00244630"/>
    </style:style>
    <style:style style:name="P17" style:family="paragraph" style:parent-style-name="Text_20_body" style:list-style-name="L3">
      <style:text-properties officeooo:paragraph-rsid="00244630"/>
    </style:style>
    <style:style style:name="P18" style:family="paragraph" style:parent-style-name="Text_20_body" style:list-style-name="L4">
      <style:text-properties officeooo:paragraph-rsid="0021b6f5"/>
    </style:style>
    <style:style style:name="P19" style:family="paragraph" style:parent-style-name="Text_20_body" style:list-style-name="L5">
      <style:text-properties officeooo:paragraph-rsid="0029cf59"/>
    </style:style>
    <style:style style:name="P20" style:family="paragraph" style:parent-style-name="Text_20_body" style:list-style-name="L6">
      <style:text-properties officeooo:paragraph-rsid="0029fb8f"/>
    </style:style>
    <style:style style:name="P21" style:family="paragraph" style:parent-style-name="Text_20_body" style:list-style-name="L7">
      <style:text-properties officeooo:paragraph-rsid="0029fb8f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text-properties officeooo:paragraph-rsid="002c366c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text-properties officeooo:paragraph-rsid="002c366c"/>
    </style:style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>
      <style:text-properties fo:font-weight="bold" officeooo:rsid="0033d58f" officeooo:paragraph-rsid="0033d58f" style:font-weight-asian="bold" style:font-weight-complex="bold"/>
    </style:style>
    <style:style style:name="P29" style:family="paragraph" style:parent-style-name="Text_20_body" style:list-style-name="L12">
      <style:text-properties fo:font-weight="bold" officeooo:rsid="0033d58f" officeooo:paragraph-rsid="0033d58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826" style:font-weight-asian="bold" style:font-weight-complex="bold"/>
    </style:style>
    <style:style style:name="T3" style:family="text">
      <style:text-properties fo:font-weight="bold" officeooo:rsid="0029fb8f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02fde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Спецификация требований к программному обеспечению (СТПО)</text:span><text:span text:style-name="T1"> </text:span><text:span text:style-name="T7">для проекта по разработке Веб-приложения для онлайн образования. Позволяющее </text:span><text:span text:style-name="T6">студентам и преподавателям взаимодействовать в рамках учебного процесса.</text:span><text:span text:style-name="T5"> </text:span></text:p>
      <text:p text:style-name="P11"><text:span text:style-name="T5">(Раздел 3 СТПО организованный по режимам: </text:span><text:span text:style-name="T8">Версия 1</text:span><text:span text:style-name="T5">).</text:span></text:p>
      <text:p text:style-name="P12"/>
      <text:p text:style-name="P6">3. Детальные требования</text:p>
      <text:p text:style-name="P1">3.1 Требования на внешние интерфейсы</text:p>
      <text:p text:style-name="P2"><text:span text:style-name="T1"><text:tab/>3.1.1</text:span> <text:span text:style-name="T1">Интерфейсы пользователя</text:span></text:p>
      <text:list text:style-name="L1">
        <text:list-item>
          <text:p text:style-name="P14">Интерфейс должен быть удобным и интуитивно понятным для пользователей всех уровней знания компьютера.</text:p>
        </text:list-item>
        <text:list-item>
          <text:p text:style-name="P15">Приложение должно быть доступно из любого браузера и устройства.</text:p>
        </text:list-item>
        <text:list-item>
          <text:p text:style-name="P15">Приложение должно быть адаптировано для мобильных устройств.</text:p>
        </text:list-item>
        <text:list-item>
          <text:p text:style-name="P13">Приложение должно предоставлять возможность пользователям создавать свои профили и управлять ими.</text:p>
        </text:list-item>
        <text:list-item>
          <text:p text:style-name="P13">Приложение должно позволять пользователям общаться друг с другом через чаты, форумы и другие средства коммуникации.</text:p>
        </text:list-item>
      </text:list>
      <text:p text:style-name="P4"><text:span text:style-name="T1"><text:tab/>3.1.2</text:span> <text:span text:style-name="T1">Интерфейсы аппаратных средств ЭВМ</text:span></text:p>
      <text:list text:style-name="L2">
        <text:list-item>
          <text:list>
            <text:list-item>
              <text:list>
                <text:list-item>
                  <text:p text:style-name="P16">Система должна работать на любых современных компьютерах и мобильных устройствах.</text:p>
                </text:list-item>
                <text:list-item>
                  <text:p text:style-name="P16">Должна быть возможность использования веб-камеры, микрофона и аудиоустройств для взаимодействия в рамках учебного процесса. </text:p>
                </text:list-item>
              </text:list>
            </text:list-item>
          </text:list>
        </text:list-item>
      </text:list>
      <text:p text:style-name="P4"><text:span text:style-name="T1"><text:tab/>3.1.3</text:span> <text:span text:style-name="T1">Интерфейсы программного обеспечения</text:span></text:p>
      <text:list text:style-name="L3">
        <text:list-item>
          <text:list>
            <text:list-item>
              <text:list>
                <text:list-item>
                  <text:p text:style-name="P17">Система должна быть доступна из любого современного веб-браузера. </text:p>
                </text:list-item>
                <text:list-item>
                  <text:p text:style-name="P17">Должна быть возможность взаимодействия с другими приложениями и сервисами. </text:p>
                </text:list-item>
              </text:list>
            </text:list-item>
          </text:list>
        </text:list-item>
      </text:list>
      <text:p text:style-name="P5"><text:span text:style-name="T1"><text:tab/>3.1.4</text:span> <text:span text:style-name="T1">Интерфейсы связи</text:span></text:p>
      <text:list text:style-name="L4">
        <text:list-item>
          <text:p text:style-name="P18">Взаимодействие между сервером и клиентом должно происходить по протоколу HTTPS.</text:p>
        </text:list-item>
        <text:list-item>
          <text:p text:style-name="P18">Должна быть реализована механизм автоматической синхронизации данных между клиентом и сервером.<text:tab/><text:tab/></text:p>
        </text:list-item>
      </text:list>
      <text:p text:style-name="P1">3.2 Функциональные требования</text:p>
      <text:p text:style-name="P3"><text:span text:style-name="T1"><text:tab/>3.2.1 Режим 1 <text:s/>- Режим для студентов:</text:span> </text:p>
      <text:p text:style-name="P7"><text:span text:style-name="T1"><text:tab/><text:tab/>3.2.1.1</text:span> <text:span text:style-name="T1">Функциональное требование 1.1</text:span></text:p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19">Студенты могут просматривать список доступных курсов. </text:p>
                    </text:list-item>
                    <text:list-item>
                      <text:p text:style-name="P19">Студенты могут выбирать курсы и регистрироваться на них. </text:p>
                    </text:list-item>
                    <text:list-item>
                      <text:p text:style-name="P19"><text:soft-page-break/>Студенты могут просматривать материалы курса (лекции, видео, задания). </text:p>
                    </text:list-item>
                    <text:list-item>
                      <text:p text:style-name="P19">Студенты могут выполнять задания и отправлять их на проверку. </text:p>
                    </text:list-item>
                    <text:list-item>
                      <text:p text:style-name="P19">Студенты могут просматривать свои оценки. 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1"><text:tab/>3.2.2</text:span> <text:span text:style-name="T1">Режим 2</text:span> <text:span text:style-name="T1">- Режим для преподавателей:</text:span></text:p>
      <text:p text:style-name="P8"><text:span text:style-name="T1"><text:tab/><text:tab/>3.2.</text:span><text:span text:style-name="T3">2</text:span><text:span text:style-name="T1">.1 Функциональное требование </text:span><text:span text:style-name="T3">2</text:span><text:span text:style-name="T1">.1</text:span></text:p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20">Преподаватели могут создавать курсы и добавлять материалы к ним. </text:p>
                    </text:list-item>
                    <text:list-item>
                      <text:p text:style-name="P20">Преподаватели могут создавать задания и проверять их выполнение студентами.</text:p>
                    </text:list-item>
                    <text:list-item>
                      <text:p text:style-name="P20"><text:s/>Преподаватели могут просматривать список студентов, зарегистрированных на их курсах, и оценки, которые они получили.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1"><text:tab/>3.2.</text:span><text:span text:style-name="T3">3</text:span>. <text:span text:style-name="T1">Режим </text:span><text:span text:style-name="T2">3 - </text:span><text:span text:style-name="T1">Режим для администратора: </text:span></text:p>
      <text:p text:style-name="P8"><text:span text:style-name="T1"><text:tab/><text:tab/>3.2.</text:span><text:span text:style-name="T2">3</text:span><text:span text:style-name="T1">.1</text:span> <text:span text:style-name="T1">Функциональное требование </text:span><text:span text:style-name="T2">3</text:span><text:span text:style-name="T1">.1.</text:span></text:p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21">Администраторы могут создавать и удалять пользователей и их учетные записи. </text:p>
                    </text:list-item>
                    <text:list-item>
                      <text:p text:style-name="P21">Администраторы могут управлять курсами и материалами к ним. </text:p>
                    </text:list-item>
                    <text:list-item>
                      <text:p text:style-name="P21">Администраторы могут просматривать журналы доступа пользователей. 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1">3.3</text:span> <text:span text:style-name="T1">Требования</text:span> <text:span text:style-name="T1">исполнения</text:span></text:p>
      <text:list text:style-name="L8">
        <text:list-item>
          <text:p text:style-name="P23">Система должна работать без сбоев и задержек.</text:p>
        </text:list-item>
        <text:list-item>
          <text:p text:style-name="P22">Система должна поддерживать одновременную работу множества пользователей.</text:p>
        </text:list-item>
        <text:list-item>
          <text:p text:style-name="P22">Система должна иметь возможность масштабирования для обеспечения работы с большим количеством пользователей.</text:p>
        </text:list-item>
      </text:list>
      <text:p text:style-name="P10"><text:span text:style-name="T1">3.4</text:span> <text:span text:style-name="T1">Ограничения</text:span> <text:span text:style-name="T1">проекта</text:span></text:p>
      <text:list text:style-name="L9">
        <text:list-item>
          <text:p text:style-name="P25">Система должна быть разработана на базе веб-технологий.</text:p>
        </text:list-item>
        <text:list-item>
          <text:p text:style-name="P24">Система должна работать на серверной платформе с использованием базы данных.</text:p>
        </text:list-item>
        <text:list-item>
          <text:p text:style-name="P24">Браузерная часть системы должна быть совместима со всеми современными веб-браузерами.</text:p>
        </text:list-item>
      </text:list>
      <text:p text:style-name="Text_20_body"><text:span text:style-name="T1">3.5</text:span> <text:span text:style-name="T1">Характеристики программного обеспечения системы</text:span></text:p>
      <text:list text:style-name="L10">
        <text:list-item>
          <text:p text:style-name="P26">Язык программирования: JavaScript.</text:p>
        </text:list-item>
        <text:list-item>
          <text:p text:style-name="P26">Используемые фреймворки: React, Node.js, Express.</text:p>
        </text:list-item>
        <text:list-item>
          <text:p text:style-name="P26">База данных: MongoDB.</text:p>
        </text:list-item>
        <text:list-item>
          <text:p text:style-name="P26">Система контроля версий: Git.</text:p>
        </text:list-item>
      </text:list>
      <text:p text:style-name="Text_20_body"><text:span text:style-name="T1">3.6</text:span> <text:span text:style-name="T1">Другие требования</text:span></text:p>
      <text:list text:style-name="L11">
        <text:list-item>
          <text:p text:style-name="P27">Система должна соответствовать стандартам безопасности и защиты данных.</text:p>
        </text:list-item>
        <text:list-item>
          <text:p text:style-name="P27"><text:soft-page-break/>Система должна иметь документацию, которая содержит инструкции по использованию и настройке системы.</text:p>
        </text:list-item>
        <text:list-item>
          <text:p text:style-name="P27">Система должна быть разработана в соответствии с требованиями, предъявляемыми к веб-приложениям для онлайн-образования.</text:p>
        </text:list-item>
      </text:list>
      <text:p text:style-name="P28">Ссылки</text:p>
      <text:list text:style-name="L12">
        <text:list-item>
          <text:p text:style-name="P29"><text:a xlink:type="simple" xlink:href="https://drive.google.com/file/d/13yNJzdIBQUAwy9wiY34-NzMlGsc5UnCO/view?usp=sharing" text:style-name="Internet_20_link" text:visited-style-name="Visited_20_Internet_20_Link">https://drive.google.com/file/d/13yNJzdIBQUAwy9wiY34-NzMlGsc5UnCO/view?usp=sharing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19:30:41.891000000</meta:creation-date>
    <dc:date>2023-05-31T20:19:08.742000000</dc:date>
    <meta:editing-duration>PT1H16M42S</meta:editing-duration>
    <meta:editing-cycles>25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56" meta:word-count="452" meta:character-count="3540" meta:non-whitespace-character-count="3147"/>
  </office:meta>
</office:document-meta>
</file>